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ransparent_usd"/>
          <table:table-cell office:value="282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ransparent_usd"/>
          <table:table-cell office:value="6060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ransparent_usd"/>
          <table:table-cell office:value="240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ransparent_usd"/>
          <table:table-cell office:value="888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222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302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ransparent_usd"/>
          <table:table-cell office:value="296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ransparent_usd"/>
          <table:table-cell office:value="6048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ransparent_usd"/>
          <table:table-cell office:value="252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ransparent_usd"/>
          <table:table-cell office:value="8769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INTEREST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INTEREST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1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4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usd"/>
          <table:table-cell office:value="28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usd"/>
          <table:table-cell office:value="606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INTEREST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usd"/>
          <table:table-cell office:value="24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usd"/>
          <table:table-cell office:value="88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INTEREST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2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8" office:value-type="float" table:style-name="taxable_event_percent"/>
          <table:table-cell office:value="976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16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244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17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INTEREST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2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OUT / GIFT</text:p>
          </table:table-cell>
          <table:table-cell office:value="0.36" office:value-type="float" table:style-name="taxable_event_border_percent"/>
          <table:table-cell office:value="25560.0" office:value-type="float" table:style-name="highlighted_border_usd"/>
          <table:table-cell office:value="14200.0" office:value-type="float" table:style-name="taxable_event_border_usd"/>
          <table:table-cell office:value-type="string" table:style-name="taxable_event_note_border_default">
            <text:p>1/3: 1.80000000 of 5.00000000 B2</text:p>
          </table:table-cell>
          <table:table-cell office:value-type="string" table:style-name="from_lot_alt_border_default">
            <text:p>2017-02-01 11:18:00+00:00</text:p>
          </table:table-cell>
          <table:table-cell office:value="0.9" office:value-type="float" table:style-name="from_lot_alt_border_percent"/>
          <table:table-cell office:value="21600.0" office:value-type="float" table:style-name="from_lot_alt_border_usd"/>
          <table:table-cell office:value="0.0" office:value-type="float" table:style-name="from_lot_alt_border_usd"/>
          <table:table-cell office:value="2160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04" office:value-type="float" table:style-name="taxable_event_percent"/>
          <table:table-cell office:value="284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alt_default">
            <text:p>2019-04-01 09:45:00+00:00</text:p>
          </table:table-cell>
          <table:table-cell office:value="0.05" office:value-type="float" table:style-name="from_lot_alt_percent"/>
          <table:table-cell office:value="2820.0" office:value-type="float" table:style-name="from_lot_alt_usd"/>
          <table:table-cell office:value="20.0" office:value-type="float" table:style-name="from_lot_alt_usd"/>
          <table:table-cell office:value="2820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3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3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004975124378109453" office:value-type="float" table:style-name="taxable_event_border_percent"/>
          <table:table-cell office:value="2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2: 0.01000000 of 2.01000000 B2</text:p>
          </table:table-cell>
          <table:table-cell office:value-type="string" table:style-name="from_lot_alt_border_default">
            <text:p>2019-04-01 09:45:00+00:00</text:p>
          </table:table-cell>
          <table:table-cell office:value="0.0025" office:value-type="float" table:style-name="from_lot_alt_border_percent"/>
          <table:table-cell office:value="141.0" office:value-type="float" table:style-name="from_lot_alt_border_usd"/>
          <table:table-cell office:value="1.0" office:value-type="float" table:style-name="from_lot_alt_border_usd"/>
          <table:table-cell office:value="141.0" office:value-type="float" table:style-name="highlighted_border_usd"/>
          <table:table-cell office:value="14000.0" office:value-type="float" table:style-name="from_lot_alt_border_usd"/>
          <table:table-cell office:value-type="string" table:style-name="from_lot_note_border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9950248756218906" office:value-type="float" table:style-name="taxable_event_percent"/>
          <table:table-cell office:value="40400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default">
            <text:p>2020-05-01 14:03:00+00:00</text:p>
          </table:table-cell>
          <table:table-cell office:value="0.4" office:value-type="float" table:style-name="from_lot_percent"/>
          <table:table-cell office:value="30200.0" office:value-type="float" table:style-name="from_lot_usd"/>
          <table:table-cell office:value="200.0" office:value-type="float" table:style-name="from_lot_usd"/>
          <table:table-cell office:value="30200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7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usd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usd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22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INTEREST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INTEREST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usd"/>
          <table:table-cell office:value="11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INTEREST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3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INTEREST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3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usd"/>
          <table:table-cell office:value="14400.0" office:value-type="float" table:style-name="taxable_event_alt_border_usd"/>
          <table:table-cell office:value-type="string" table:style-name="taxable_event_note_border_default">
            <text:p>1/1: 0.02000000 of 0.02000000 B3</text:p>
          </table:table-cell>
          <table:table-cell office:value-type="string" table:style-name="from_lot_border_default">
            <text:p>2016-01-01 08:41:00+00:00</text:p>
          </table:table-cell>
          <table:table-cell office:value="0.02" office:value-type="float" table:style-name="from_lot_border_percent"/>
          <table:table-cell office:value="222.0" office:value-type="float" table:style-name="from_lot_border_usd"/>
          <table:table-cell office:value="2.0" office:value-type="float" table:style-name="from_lot_border_usd"/>
          <table:table-cell office:value="222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856.0" office:value-type="float" table:style-name="highlighted_border_usd"/>
          <table:table-cell office:value="21400.0" office:value-type="float" table:style-name="taxable_event_border_usd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border_default">
            <text:p>2016-01-01 08:41:00+00:00</text:p>
          </table:table-cell>
          <table:table-cell office:value="0.04" office:value-type="float" table:style-name="from_lot_border_percent"/>
          <table:table-cell office:value="444.0" office:value-type="float" table:style-name="from_lot_border_usd"/>
          <table:table-cell office:value="4.0" office:value-type="float" table:style-name="from_lot_border_usd"/>
          <table:table-cell office:value="444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414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usd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30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usd"/>
          <table:table-cell office:value="296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usd"/>
          <table:table-cell office:value="604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INTEREST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usd"/>
          <table:table-cell office:value="25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usd"/>
          <table:table-cell office:value="876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usd"/>
          <table:table-cell office:value="11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6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IN / INTEREST</text:p>
          </table:table-cell>
          <table:table-cell office:value="1.0" office:value-type="float" table:style-name="taxable_event_border_percent"/>
          <table:table-cell office:value="24000.0" office:value-type="float" table:style-name="highlighted_border_usd"/>
          <table:table-cell office:value="12000.0" office:value-type="float" table:style-name="taxable_event_border_usd"/>
          <table:table-cell office:value-type="string" table:style-name="taxable_event_note_border_default">
            <text:p>1/1: 2.00000000 of 2.00000000 B4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16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17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INTEREST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4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58" office:value-type="float" table:style-name="taxable_event_alt_border_percent"/>
          <table:table-cell office:value="25418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79000000 of 5.00000000 B4</text:p>
          </table:table-cell>
          <table:table-cell office:value-type="string" table:style-name="from_lot_alt_border_default">
            <text:p>2017-02-01 11:18:00+00:00</text:p>
          </table:table-cell>
          <table:table-cell office:value="0.895" office:value-type="float" table:style-name="from_lot_alt_border_percent"/>
          <table:table-cell office:value="21480.0" office:value-type="float" table:style-name="from_lot_alt_border_usd"/>
          <table:table-cell office:value="0.0" office:value-type="float" table:style-name="from_lot_alt_border_usd"/>
          <table:table-cell office:value="2148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alt_default">
            <text:p>2019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usd"/>
          <table:table-cell office:value="14400.0" office:value-type="float" table:style-name="taxable_event_alt_border_usd"/>
          <table:table-cell office:value-type="string" table:style-name="taxable_event_note_border_default">
            <text:p>1/1: 0.02000000 of 0.02000000 B4</text:p>
          </table:table-cell>
          <table:table-cell office:value-type="string" table:style-name="from_lot_border_default">
            <text:p>2020-05-01 14:03:00+00:00</text:p>
          </table:table-cell>
          <table:table-cell office:value="0.004" office:value-type="float" table:style-name="from_lot_border_percent"/>
          <table:table-cell office:value="302.0" office:value-type="float" table:style-name="from_lot_border_usd"/>
          <table:table-cell office:value="2.0" office:value-type="float" table:style-name="from_lot_border_usd"/>
          <table:table-cell office:value="302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usd"/>
          <table:table-cell office:value="201.0" office:value-type="float" table:style-name="from_lot_border_usd"/>
          <table:table-cell office:value="30351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4T09:08:49.689626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